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5700000048A23B98E778BF492A.png" manifest:media-type="image/png"/>
  <manifest:file-entry manifest:full-path="Pictures/10000201000000FC0000005380DBDD705106D065.png" manifest:media-type="image/png"/>
  <manifest:file-entry manifest:full-path="Pictures/100002010000017F000000F83354BCE30EF964F8.png" manifest:media-type="image/png"/>
  <manifest:file-entry manifest:full-path="Pictures/1000020100000104000000538F9FAAAB6AE4D4E1.png" manifest:media-type="image/png"/>
  <manifest:file-entry manifest:full-path="Pictures/10000201000000FC0000005373EE3CF75E6CB8A9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heads_20_1" draw:marker-start-width="0.3cm" draw:marker-end="Arrowheads_20_1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4" style:family="graphic" style:parent-style-name="objectwithoutfill">
      <style:graphic-properties draw:marker-start="Arrowheads_20_1" draw:marker-end="Arrowheads_20_1" draw:fill="solid" draw:textarea-vertical-align="middle"/>
    </style:style>
    <style:style style:name="gr5" style:family="graphic" style:parent-style-name="Arrow_20_Line">
      <style:graphic-properties draw:textarea-vertical-align="middl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32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9.398cm" svg:height="2.711cm" svg:x="5.826cm" svg:y="9.719cm">
            <draw:image xlink:href="Pictures/100002010000017F000000F83354BCE30EF964F8.png" xlink:type="simple" xlink:show="embed" xlink:actuate="onLoad" loext:mime-type="image/png">
              <text:p/>
            </draw:image>
          </draw:frame>
          <draw:line draw:style-name="gr2" draw:text-style-name="P2" draw:layer="layout" svg:x1="5.853cm" svg:y1="12.492cm" svg:x2="7.631cm" svg:y2="12.492cm">
            <text:p/>
          </draw:line>
          <draw:line draw:style-name="gr2" draw:text-style-name="P2" draw:layer="layout" svg:x1="7.153cm" svg:y1="12.816cm" svg:x2="8.931cm" svg:y2="12.816cm">
            <text:p/>
          </draw:line>
          <draw:line draw:style-name="gr2" draw:text-style-name="P2" draw:layer="layout" svg:x1="8.453cm" svg:y1="13.092cm" svg:x2="10.231cm" svg:y2="13.092cm">
            <text:p/>
          </draw:line>
          <draw:line draw:style-name="gr2" draw:text-style-name="P2" draw:layer="layout" svg:x1="9.753cm" svg:y1="13.392cm" svg:x2="11.531cm" svg:y2="13.392cm">
            <text:p/>
          </draw:line>
          <draw:line draw:style-name="gr2" draw:text-style-name="P2" draw:layer="layout" svg:x1="11.053cm" svg:y1="13.692cm" svg:x2="12.831cm" svg:y2="13.692cm">
            <text:p/>
          </draw:line>
          <draw:line draw:style-name="gr2" draw:text-style-name="P2" draw:layer="layout" svg:x1="12.353cm" svg:y1="13.992cm" svg:x2="14.131cm" svg:y2="13.992cm">
            <text:p/>
          </draw:line>
          <draw:line draw:style-name="gr2" draw:text-style-name="P2" draw:layer="layout" svg:x1="13.553cm" svg:y1="14.292cm" svg:x2="15.331cm" svg:y2="14.292cm">
            <text:p/>
          </draw:line>
          <draw:frame draw:style-name="gr1" draw:text-style-name="P1" draw:layer="layout" svg:width="1.481cm" svg:height="0.489cm" svg:x="5.881cm" svg:y="12.971cm">
            <draw:image xlink:href="Pictures/10000201000000FC0000005380DBDD705106D065.png" xlink:type="simple" xlink:show="embed" xlink:actuate="onLoad" loext:mime-type="image/png">
              <text:p/>
            </draw:image>
            <svg:title>TexMaths</svg:title>
            <svg:desc>14§latex§$x_{rms}[1]$§png§600§TRUE§</svg:desc>
          </draw:frame>
          <draw:frame draw:style-name="gr1" draw:text-style-name="P1" draw:layer="layout" svg:width="1.481cm" svg:height="0.489cm" svg:x="7.281cm" svg:y="13.47cm">
            <draw:image xlink:href="Pictures/10000201000000FC0000005373EE3CF75E6CB8A9.png" xlink:type="simple" xlink:show="embed" xlink:actuate="onLoad" loext:mime-type="image/png">
              <text:p/>
            </draw:image>
            <svg:title>TexMaths</svg:title>
            <svg:desc>14§latex§$x_{rms}[2]$§png§600§TRUE§</svg:desc>
          </draw:frame>
          <draw:frame draw:style-name="gr3" draw:text-style-name="P3" draw:layer="layout" svg:width="1.035cm" svg:height="0.962cm" svg:x="8.928cm" svg:y="13.708cm">
            <draw:text-box>
              <text:p>...</text:p>
            </draw:text-box>
          </draw:frame>
          <draw:frame draw:style-name="gr1" draw:text-style-name="P1" draw:layer="layout" svg:width="1.529cm" svg:height="0.489cm" svg:x="13.652cm" svg:y="14.486cm">
            <draw:image xlink:href="Pictures/1000020100000104000000538F9FAAAB6AE4D4E1.png" xlink:type="simple" xlink:show="embed" xlink:actuate="onLoad" loext:mime-type="image/png">
              <text:p/>
            </draw:image>
            <svg:title>TexMaths</svg:title>
            <svg:desc>14§latex§$x_{rms}[n]$§png§600§TRUE§</svg:desc>
          </draw:frame>
          <draw:line draw:style-name="gr4" draw:text-style-name="P4" draw:layer="layout" svg:x1="5.826cm" svg:y1="15.124cm" svg:x2="15.351cm" svg:y2="15.124cm">
            <text:p/>
          </draw:line>
          <draw:frame draw:style-name="gr1" draw:text-style-name="P1" draw:layer="layout" svg:width="0.511cm" svg:height="0.423cm" svg:x="10.085cm" svg:y="15.276cm">
            <draw:image xlink:href="Pictures/100002010000005700000048A23B98E778BF492A.png" xlink:type="simple" xlink:show="embed" xlink:actuate="onLoad" loext:mime-type="image/png">
              <text:p/>
            </draw:image>
            <svg:title>TexMaths</svg:title>
            <svg:desc>14§latex§$N_{t}$§png§600§TRUE§</svg:desc>
          </draw:frame>
        </draw:g>
        <draw:measure draw:style-name="gr5" draw:text-style-name="P5" draw:layer="measurelines" svg:x1="12.342cm" svg:y1="13.419cm" svg:x2="14.12cm" svg:y2="13.419cm">
          <text:p/>
        </draw:measure>
        <draw:frame draw:style-name="gr6" draw:text-style-name="P6" draw:layer="layout" svg:width="1.823cm" svg:height="1.073cm" svg:x="12.342cm" svg:y="12.584cm">
          <draw:text-box>
            <text:p text:style-name="P2"><text:span text:style-name="T1">frame</text:span></text:p>
            <text:p text:style-name="P2"><text:span text:style-name="T1">dura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initial-creator>Bagus Tris Atmaja</meta:initial-creator>
    <meta:creation-date>2019-12-06T09:56:49.699721564</meta:creation-date>
    <dc:date>2020-11-18T19:25:00.523843716</dc:date>
    <dc:creator>Bagus Tris Atmaja</dc:creator>
    <meta:editing-duration>PT5H35M25S</meta:editing-duration>
    <meta:editing-cycles>14</meta:editing-cycles>
    <meta:generator>LibreOffice/6.3.6.2$Linux_X86_64 LibreOffice_project/2196df99b074d8a661f4036fca8fa0cbfa33a497</meta:generator>
    <meta:document-statistic meta:object-count="17"/>
  </office:meta>
</office:document-meta>
</file>